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CB0000089500000D68D70C5F0B.wmf"/>
  <manifest:file-entry manifest:media-type="" manifest:full-path="Pictures/200000DE0000115D0000182F361B8A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183b7" draw:textarea-horizontal-align="left" draw:textarea-vertical-align="middle" draw:auto-grow-height="true" fo:min-height="1.292cm" fo:padding-top="0.114cm" fo:padding-bottom="0.114cm" fo:padding-left="0.228cm" fo:padding-right="0.228cm" fo:wrap-option="no-wrap" draw:shadow="hidden" draw:shadow-offset-x="0.035cm" draw:shadow-offset-y="0.035cm" draw:shadow-color="#000000"/>
    </style:style>
    <style:style style:name="gr2" style:family="graphic" style:parent-style-name="standard">
      <style:graphic-properties draw:stroke="none" draw:fill="none" draw:fill-color="#0183b7" draw:textarea-horizontal-align="left" draw:textarea-vertical-align="top" draw:auto-grow-height="false" fo:padding-top="0.114cm" fo:padding-bottom="0.114cm" fo:padding-left="0.228cm" fo:padding-right="0.228cm" fo:wrap-option="no-wrap" draw:shadow="hidden" draw:shadow-offset-x="0.035cm" draw:shadow-offset-y="0.035cm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0183b7" draw:textarea-horizontal-align="left" draw:textarea-vertical-align="middle" draw:auto-grow-height="true" fo:min-height="0.407cm" fo:padding-top="0.114cm" fo:padding-bottom="0.114cm" fo:padding-left="0.228cm" fo:padding-right="0.228cm" fo:wrap-option="no-wrap" draw:shadow="hidden" draw:shadow-offset-x="0.035cm" draw:shadow-offset-y="0.035cm" draw:shadow-color="#000000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18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Times New Roman'" style:font-family-generic="roman" style:font-pitch="variable" fo:font-size="8pt" style:font-size-asian="8pt" style:font-size-complex="8pt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91cm" svg:height="1.519cm" svg:x="2.435cm" svg:y="0.416cm">
          <text:p text:style-name="P5"/>
          <draw:enhanced-geometry svg:viewBox="0 0 21600 21600" draw:mirror-horizontal="false" draw:mirror-vertical="false" draw:text-areas="0 0 21600 21600" draw:type="pentagon-right" draw:modifiers="1990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.196cm" svg:height="3.435cm" svg:x="0.001cm" svg:y="0.291cm">
          <draw:image xlink:href="Pictures/200001CB0000089500000D68D70C5F0B.wmf" xlink:type="simple" xlink:show="embed" xlink:actuate="onLoad">
            <text:p text:style-name="P5"/>
          </draw:image>
        </draw:frame>
        <draw:frame draw:style-name="gr3" draw:text-style-name="P2" draw:layer="layout" svg:width="2.311cm" svg:height="3.219cm" svg:x="9.455cm" svg:y="0.507cm">
          <draw:image xlink:href="Pictures/200000DE0000115D0000182F361B8A93.wmf" xlink:type="simple" xlink:show="embed" xlink:actuate="onLoad">
            <text:p text:style-name="P5"/>
          </draw:image>
        </draw:frame>
        <draw:custom-shape draw:style-name="gr4" draw:text-style-name="P1" draw:layer="layout" svg:width="6.791cm" svg:height="0.635cm" svg:x="2.236cm" svg:y="2.756cm">
          <text:p text:style-name="P5"/>
          <draw:enhanced-geometry svg:viewBox="0 0 21600 21600" draw:mirror-horizontal="true" draw:mirror-vertical="false" draw:text-areas="0 0 21600 21600" draw:type="pentagon-right" draw:modifiers="1990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2.533cm" svg:y1="0.851cm" svg:x2="8.706cm" svg:y2="0.851cm">
          <text:p text:style-name="P5"/>
        </draw:line>
        <draw:line draw:style-name="gr5" draw:text-style-name="P4" draw:layer="layout" svg:x1="2.533cm" svg:y1="1.251cm" svg:x2="8.706cm" svg:y2="1.251cm">
          <text:p text:style-name="P5"/>
        </draw:line>
        <draw:line draw:style-name="gr5" draw:text-style-name="P3" draw:layer="layout" svg:x1="8.706cm" svg:y1="1.651cm" svg:x2="2.533cm" svg:y2="1.651cm">
          <text:p text:style-name="P5"/>
        </draw:line>
        <draw:line draw:style-name="gr5" draw:text-style-name="P3" draw:layer="layout" svg:x1="8.706cm" svg:y1="3.151cm" svg:x2="2.533cm" svg:y2="3.151cm">
          <text:p text:style-name="P5"/>
        </draw:line>
        <draw:frame draw:style-name="gr6" draw:text-style-name="P6" draw:layer="layout" svg:width="3.351cm" svg:height="0.564cm" svg:x="4.083cm" svg:y="-0.018cm">
          <draw:text-box>
            <text:p text:style-name="P5"><text:span text:style-name="T1">1. Open connection to B.</text:span></text:p>
          </draw:text-box>
        </draw:frame>
        <draw:frame draw:style-name="gr7" draw:text-style-name="P6" draw:layer="layout" svg:width="5.116cm" svg:height="0.564cm" svg:x="3.2cm" svg:y="0.416cm">
          <draw:text-box>
            <text:p text:style-name="P5"><text:span text:style-name="T1">2. Send A's address and random number.</text:span></text:p>
          </draw:text-box>
        </draw:frame>
        <draw:frame draw:style-name="gr8" draw:text-style-name="P6" draw:layer="layout" svg:width="5.548cm" svg:height="0.564cm" svg:x="2.984cm" svg:y="2.321cm">
          <draw:text-box>
            <text:p text:style-name="P5"><text:span text:style-name="T1">3. Open connection to address received in 2.</text:span></text:p>
          </draw:text-box>
        </draw:frame>
        <draw:frame draw:style-name="gr9" draw:text-style-name="P6" draw:layer="layout" svg:width="5.688cm" svg:height="0.564cm" svg:x="2.914cm" svg:y="2.72cm">
          <draw:text-box>
            <text:p text:style-name="P5"><text:span text:style-name="T1">4. Send random number from 2 and a second.</text:span></text:p>
          </draw:text-box>
        </draw:frame>
        <draw:frame draw:style-name="gr10" draw:text-style-name="P7" draw:layer="layout" svg:width="5.145cm" svg:height="0.564cm" svg:x="3.186cm" svg:y="0.822cm">
          <draw:text-box>
            <text:p text:style-name="P5"><text:span text:style-name="T1">5. Respond with random number from 4.</text:span></text:p>
          </draw:text-box>
        </draw:frame>
        <draw:frame draw:style-name="gr11" draw:text-style-name="P7" draw:layer="layout" svg:width="5.277cm" svg:height="0.564cm" svg:x="3.12cm" svg:y="1.225cm">
          <draw:text-box>
            <text:p text:style-name="P5"><text:span text:style-name="T1">6. Agree to connection if numbers match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76cm" fo:page-height="3.73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ames Lee</meta:initial-creator>
    <meta:creation-date>2008-05-20T19:29:28</meta:creation-date>
    <dc:creator>James Lee</dc:creator>
    <dc:date>2008-05-20T22:04:40</dc:date>
    <meta:printed-by>James Lee</meta:printed-by>
    <meta:print-date>2008-05-20T20:09:13</meta:print-date>
    <meta:editing-cycles>4</meta:editing-cycles>
    <meta:editing-duration>PT16M3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